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EF1E96CE26710A9F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81cm, 2.204cm, 11.518cm, 5.979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317cm" svg:height="25.076cm" svg:x="0.692cm" svg:y="1.891cm">
          <draw:image xlink:href="Pictures/10000000000005E8000007E0EF1E96CE26710A9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2-16T15:30:34.566105766</dc:date>
    <meta:editing-duration>PT3M52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